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close-TEST0001">
            <text:p>close-TEST0001</text:p>
          </table:table-cell>
          <table:table-cell table:style-name="pd1" office:value-type="string" office:value="NumStock-TEST0001">
            <text:p>NumStock-TEST0001</text:p>
          </table:table-cell>
          <table:table-cell table:style-name="pd1" office:value-type="string" office:value="Invested-TEST0001">
            <text:p>Invested-TEST0001</text:p>
          </table:table-cell>
          <table:table-cell table:style-name="pd1" office:value-type="string" office:value="target-TEST0001">
            <text:p>target-TEST0001</text:p>
          </table:table-cell>
          <table:table-cell table:style-name="pd1" office:value-type="string" office:value="Value-TEST0001">
            <text:p>Value-TEST0001</text:p>
          </table:table-cell>
          <table:table-cell table:style-name="pd1" office:value-type="string" office:value="close-TEST0002">
            <text:p>close-TEST0002</text:p>
          </table:table-cell>
          <table:table-cell table:style-name="pd1" office:value-type="string" office:value="NumStock-TEST0002">
            <text:p>NumStock-TEST0002</text:p>
          </table:table-cell>
          <table:table-cell table:style-name="pd1" office:value-type="string" office:value="Invested-TEST0002">
            <text:p>Invested-TEST0002</text:p>
          </table:table-cell>
          <table:table-cell table:style-name="pd1" office:value-type="string" office:value="target-TEST0002">
            <text:p>target-TEST0002</text:p>
          </table:table-cell>
          <table:table-cell table:style-name="pd1" office:value-type="string" office:value="Value-TEST0002">
            <text:p>Value-TEST0002</text:p>
          </table:table-cell>
          <table:table-cell table:style-name="pd1" office:value-type="string" office:value="Value-total">
            <text:p>Value-total</text:p>
          </table:table-cell>
          <table:table-cell table:style-name="pd1" office:value-type="string" office:value="Invested-total">
            <text:p>Invested-total</text:p>
          </table:table-cell>
          <table:table-cell table:style-name="pd1" office:value-type="string" office:value="target-total">
            <text:p>target-total</text:p>
          </table:table-cell>
          <table:table-cell table:style-name="pd1" office:value-type="string" office:value="perc-TEST0001">
            <text:p>perc-TEST0001</text:p>
          </table:table-cell>
          <table:table-cell table:style-name="pd1" office:value-type="string" office:value="delta-TEST0001">
            <text:p>delta-TEST0001</text:p>
          </table:table-cell>
          <table:table-cell table:style-name="pd1" office:value-type="string" office:value="perc-TEST0002">
            <text:p>perc-TEST0002</text:p>
          </table:table-cell>
          <table:table-cell table:style-name="pd1" office:value-type="string" office:value="delta-TEST0002">
            <text:p>delta-TEST0002</text:p>
          </table:table-cell>
          <table:table-cell table:style-name="pd1" office:value-type="string" office:value="perc-total">
            <text:p>perc-total</text:p>
          </table:table-cell>
          <table:table-cell table:style-name="pd1" office:value-type="string" office:value="delta-total">
            <text:p>delta-total</text:p>
          </table:table-cell>
          <table:table-cell table:style-name="pd1" office:value-type="string" office:value="Depot">
            <text:p>Depot</text:p>
          </table:table-cell>
        </table:table-row>
        <table:table-row>
          <table:table-cell table:style-name="pd1" office:value-type="date" office:date-value="2021-03-01T00:00:00">
            <text:p>Mon Mar  1 00:00:00 2021</text:p>
          </table:table-cell>
          <table:table-cell office:value-type="float" office:value="100.0">
            <text:p>1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4">
            <text:p>0.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6">
            <text:p>0.6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02T00:00:00">
            <text:p>Tue Mar  2 00:00:00 202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float" office:value="0.4">
            <text:p>0.4</text:p>
          </table:table-cell>
          <table:table-cell office:value-type="float" office:value="1000.0">
            <text:p>10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000.0">
            <text:p>1000.0</text:p>
          </table:table-cell>
          <table:table-cell office:value-type="float" office:value="990.0">
            <text:p>990.0</text:p>
          </table:table-cell>
          <table:table-cell office:value-type="float" office:value="0.4">
            <text:p>0.4</text:p>
          </table:table-cell>
          <table:table-cell office:value-type="float" office:value="1.0">
            <text:p>1.0</text:p>
          </table:table-cell>
          <table:table-cell office:value-type="float" office:value="600.0">
            <text:p>6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600.0">
            <text:p>600.0</text:p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03T00:00:00">
            <text:p>Wed Mar  3 00:00:00 202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float" office:value="0.4">
            <text:p>0.4</text:p>
          </table:table-cell>
          <table:table-cell office:value-type="float" office:value="1000.0">
            <text:p>1000.0</text:p>
          </table:table-cell>
          <table:table-cell office:value-type="float" office:value="200.0">
            <text:p>2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6">
            <text:p>0.6</text:p>
          </table:table-cell>
          <table:table-cell office:value-type="string" office:value="">
            <text:p/>
          </table:table-cell>
          <table:table-cell office:value-type="float" office:value="1000.0">
            <text:p>1000.0</text:p>
          </table:table-cell>
          <table:table-cell office:value-type="float" office:value="990.0">
            <text:p>99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600.0">
            <text:p>6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04T00:00:00">
            <text:p>Thu Mar  4 00:00:00 202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float" office:value="990.0">
            <text:p>990.0</text:p>
          </table:table-cell>
          <table:table-cell office:value-type="float" office:value="0.4">
            <text:p>0.4</text:p>
          </table:table-cell>
          <table:table-cell office:value-type="float" office:value="1000.0">
            <text:p>1000.0</text:p>
          </table:table-cell>
          <table:table-cell office:value-type="float" office:value="200.0">
            <text:p>2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6">
            <text:p>0.6</text:p>
          </table:table-cell>
          <table:table-cell office:value-type="string" office:value="">
            <text:p/>
          </table:table-cell>
          <table:table-cell office:value-type="float" office:value="1000.0">
            <text:p>1000.0</text:p>
          </table:table-cell>
          <table:table-cell office:value-type="float" office:value="990.0">
            <text:p>99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600.0">
            <text:p>6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05T00:00:00">
            <text:p>Fri Mar  5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08T00:00:00">
            <text:p>Mon Mar  8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09T00:00:00">
            <text:p>Tue Mar  9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10T00:00:00">
            <text:p>Wed Mar 10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11T00:00:00">
            <text:p>Thu Mar 11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12T00:00:00">
            <text:p>Fri Mar 12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15T00:00:00">
            <text:p>Mon Mar 15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16T00:00:00">
            <text:p>Tue Mar 16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17T00:00:00">
            <text:p>Wed Mar 17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18T00:00:00">
            <text:p>Thu Mar 18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19T00:00:00">
            <text:p>Fri Mar 19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22T00:00:00">
            <text:p>Mon Mar 22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23T00:00:00">
            <text:p>Tue Mar 23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24T00:00:00">
            <text:p>Wed Mar 24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25T00:00:00">
            <text:p>Thu Mar 25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26T00:00:00">
            <text:p>Fri Mar 26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29T00:00:00">
            <text:p>Mon Mar 29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30T00:00:00">
            <text:p>Tue Mar 30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  <table:table-row>
          <table:table-cell table:style-name="pd1" office:value-type="date" office:date-value="2021-03-31T00:00:00">
            <text:p>Wed Mar 31 00:00:00 202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float" office:value="1985.0">
            <text:p>1985.0</text:p>
          </table:table-cell>
          <table:table-cell office:value-type="float" office:value="0.4">
            <text:p>0.4</text:p>
          </table:table-cell>
          <table:table-cell office:value-type="float" office:value="2000.0">
            <text:p>2000.0</text:p>
          </table:table-cell>
          <table:table-cell office:value-type="float" office:value="200.0">
            <text:p>200.0</text:p>
          </table:table-cell>
          <table:table-cell office:value-type="float" office:value="10.0">
            <text:p>10.0</text:p>
          </table:table-cell>
          <table:table-cell office:value-type="float" office:value="1990.0">
            <text:p>1990.0</text:p>
          </table:table-cell>
          <table:table-cell office:value-type="float" office:value="0.6">
            <text:p>0.6</text:p>
          </table:table-cell>
          <table:table-cell office:value-type="float" office:value="2000.0">
            <text:p>2000.0</text:p>
          </table:table-cell>
          <table:table-cell office:value-type="float" office:value="4000.0">
            <text:p>4000.0</text:p>
          </table:table-cell>
          <table:table-cell office:value-type="float" office:value="3975.0">
            <text:p>3975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399.9999999999999">
            <text:p>399.9999999999999</text:p>
          </table:table-cell>
          <table:table-cell office:value-type="float" office:value="0.5">
            <text:p>0.5</text:p>
          </table:table-cell>
          <table:table-cell office:value-type="float" office:value="-399.9999999999999">
            <text:p>-399.9999999999999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Dep_01">
            <text:p>Dep_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